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onymous Pro" svg:font-family="'Anonymous Pro'"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style:style>
    <style:style style:name="P2" style:family="paragraph" style:parent-style-name="Standard">
      <style:text-properties style:font-name="FreeMono" officeooo:rsid="0000cf59" officeooo:paragraph-rsid="0000cf59"/>
    </style:style>
    <style:style style:name="P3" style:family="paragraph" style:parent-style-name="Standard">
      <style:text-properties style:font-name="FreeMono" officeooo:rsid="0000cf59" officeooo:paragraph-rsid="00018463"/>
    </style:style>
    <style:style style:name="P4" style:family="paragraph" style:parent-style-name="Standard">
      <style:text-properties style:font-name="FreeMono" officeooo:rsid="00018463" officeooo:paragraph-rsid="00018463"/>
    </style:style>
    <style:style style:name="P5" style:family="paragraph" style:parent-style-name="Standard">
      <style:text-properties style:font-name="FreeMono" fo:font-weight="bold" officeooo:rsid="00018463" officeooo:paragraph-rsid="00018463" style:font-weight-asian="bold" style:font-weight-complex="bold"/>
    </style:style>
    <style:style style:name="P6" style:family="paragraph" style:parent-style-name="Standard">
      <style:text-properties style:font-name="FreeMono" fo:font-weight="bold" officeooo:rsid="0000cf59" officeooo:paragraph-rsid="0000cf59" style:font-weight-asian="bold" style:font-weight-complex="bold"/>
    </style:style>
    <style:style style:name="P7" style:family="paragraph" style:parent-style-name="Standard">
      <style:text-properties style:font-name="FreeMono" fo:font-weight="bold" officeooo:rsid="0003e751" officeooo:paragraph-rsid="0003e751" style:font-weight-asian="bold" style:font-weight-complex="bold"/>
    </style:style>
    <style:style style:name="P8" style:family="paragraph" style:parent-style-name="Standard">
      <style:text-properties style:font-name="FreeMono" officeooo:rsid="0003e751" officeooo:paragraph-rsid="0003e751"/>
    </style:style>
    <style:style style:name="P9" style:family="paragraph" style:parent-style-name="Standard">
      <style:text-properties style:font-name="FreeMono" officeooo:rsid="0003e751" officeooo:paragraph-rsid="0005a4f3"/>
    </style:style>
    <style:style style:name="P10" style:family="paragraph" style:parent-style-name="Standard">
      <style:text-properties style:font-name="FreeMono" officeooo:rsid="0009281e" officeooo:paragraph-rsid="0009281e"/>
    </style:style>
    <style:style style:name="T1" style:family="text">
      <style:text-properties officeooo:rsid="00018463"/>
    </style:style>
    <style:style style:name="T2" style:family="text">
      <style:text-properties officeooo:rsid="0001ecc6"/>
    </style:style>
    <style:style style:name="T3" style:family="text">
      <style:text-properties officeooo:rsid="00035bda"/>
    </style:style>
    <style:style style:name="T4" style:family="text">
      <style:text-properties officeooo:rsid="0003e751"/>
    </style:style>
    <style:style style:name="T5" style:family="text">
      <style:text-properties officeooo:rsid="0005a4f3"/>
    </style:style>
    <style:style style:name="T6" style:family="text">
      <style:text-properties officeooo:rsid="00077f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hristopher Bero</text:p>
      <text:p text:style-name="P10">CPE 495</text:p>
      <text:p text:style-name="P10">Homework Assignment 1</text:p>
      <text:p text:style-name="P1"/>
      <text:p text:style-name="P6">1. <text:span text:style-name="T1">What was the major feedback that was received by Dr. Wells from CPE faculty for the Design Review Presentations?</text:span></text:p>
      <text:p text:style-name="P2"/>
      <text:p text:style-name="P2">- <text:span text:style-name="T3">Dress and apparel. Students did not dress up for their presentation.</text:span></text:p>
      <text:p text:style-name="P2"/>
      <text:p text:style-name="P5">2. What are the common sources of distraction when communicating in person?</text:p>
      <text:p text:style-name="P4"/>
      <text:p text:style-name="P4">- <text:span text:style-name="T2">Accents, language that is not easily understood, mannerisms. This can be addressed by trying to internally paraphrase what is being said and understand the point being delivered.</text:span></text:p>
      <text:p text:style-name="P4">- <text:span text:style-name="T4">Interpersonal skills. Relaying information may be more difficult in direct discussion for some people than more general settings such as email or lectures. This may be addressed by implementing active listening skills in the form of questions to engage the other party.</text:span></text:p>
      <text:p text:style-name="P4">- <text:span text:style-name="T4">Personal wireless devices. Attempt to limit the use of one while speaking with someone.</text:span></text:p>
      <text:p text:style-name="P4"/>
      <text:p text:style-name="P5">3. What are the common sources of distraction when communicating in a group setting?</text:p>
      <text:p text:style-name="P4"/>
      <text:p text:style-name="P4">- Ambient noise, such as an air conditioner. This can be addressed by trying to directly change the environment or find a method of increasing the speaker's volume (microphones, etc).</text:p>
      <text:p text:style-name="P4">- Personal wireless devices and the boredom they instigate. Active listening can help alleviate boredom by considering what new information can be learned from the speaker. Mental preparation to avoid prejudges and introductory lead in to a topic can also keep a listener engaged as an audience member.</text:p>
      <text:p text:style-name="P4">- Emotions. A bias against a speaker can interfere with someone's willingness to listen to a presenter. Making sure to realize the importance of the material can help with setting aside difference in order to pay attention and listen to what is being said.</text:p>
      <text:p text:style-name="P4">- <text:span text:style-name="T2">Exhaustion. Having short breaks or participation exercises during a long lecture can help audience members who have difficulty or exhaustion with active listening for long periods of time.</text:span></text:p>
      <text:p text:style-name="P4"/>
      <text:p text:style-name="P5">4. What are the common sources of distraction when communicating electronically?</text:p>
      <text:p text:style-name="P2"/>
      <text:p text:style-name="P2">- <text:span text:style-name="T1">Information overload. Be aware of the background of the recipient and make sure that messages are worded accordingly. Carefully review what is being sent for clarity, content, and tone.</text:span></text:p>
      <text:p text:style-name="P2">- <text:span text:style-name="T2">The devices being used for communication may bring additional entertainment features that can be distracting. Again, using active listening skill by taking notes on the device rather than surfing may help.</text:span></text:p>
      <text:p text:style-name="P2">- <text:span text:style-name="T2">Clarity. The beginning of a textual block should introduce the topic. Messages should be short enough to display on a single screen. Bullet points can be used to highlight important, concise information. Fonts and color schemes should be easy to read.</text:span></text:p>
      <text:p text:style-name="P2"><text:soft-page-break/>- <text:span text:style-name="T2">Spam. Check that a message is permitted or welcome before being sent.</text:span></text:p>
      <text:p text:style-name="P2"/>
      <text:p text:style-name="P2"/>
      <text:p text:style-name="P6">5. <text:span text:style-name="T1">What is active listening? Discuss how to apply active listening techniques to the peer presentations as an audience member.</text:span></text:p>
      <text:p text:style-name="P2"/>
      <text:p text:style-name="P3"><text:tab/>Active listening means to focus on and be mentally engaged with the dialog and speaker. To practice active listening is to take part in the process of information dissemination. During class we can implement active listening techniques by taking notes <text:span text:style-name="T1">of</text:span> <text:span text:style-name="T1">or paraphrasing the</text:span> important details from the presenter's project, and at appropriate times asking questions or for clarification. <text:span text:style-name="T1">One method to implement this is to write down questions as the presentation is ongoing and then wait to see if it is answered later. As audience members of our peers' presentations, we should make sure to provide positive feedback if available at the end of the lecture.</text:span></text:p>
      <text:p text:style-name="P3"/>
      <text:p text:style-name="P7">6. Evaluate yourself in terms of workplace skills and habits.</text:p>
      <text:p text:style-name="P8"/>
      <text:p text:style-name="P9"><text:tab/>Introspectively, I believe myself to be a dependable, motivated <text:span text:style-name="T5">team member. I have decent troubleshooting and problem solving abilities, though working on anything without a solid understanding of the basis or tools used is quite to my disliking. I dislike deadlines and have in the past procrastinated heavily in order to attend to extracurricular interests I find more pressing. I love to think about and investigate deeply the subjects which interest me, and I pursue multiple personal projects in programming and robotics when I feel school has become too standardized or impractical. This leads me to be very excited about involvement in a senior design team and to expect less trouble with bringing myself to consider deadlines in advance. I always make an attempt to be on time and there have been very few class periods here at UAH which I have missed for reasons legitimate or otherwise, with the caveat that I have persistently struggled to stay awake at times and miss some material in fifteen minute doses. My communication skills are generally poor, and I prefer electronic correspondence which allows for more time to consider and proofread. I believe that this class is an excellent opportunity to improve my speaking and team communication abilities by bridging my interests with a requirement to present.</text:span></text:p>
      <text:p text:style-name="P8"/>
      <text:p text:style-name="P7">7. <text:span text:style-name="T6">How can failure of the above traits affect the success of a team project?</text:span></text:p>
      <text:p text:style-name="P8"/>
      <text:p text:style-name="P8"><text:tab/><text:span text:style-name="T6">Dependability is</text:span> a general and sometimes subjective aspect, the lack of this in a team member often indicates that a project is already off schedule of deliverable. <text:span text:style-name="T6">The problem most relevant to this course is a short timeline which does not allow much room for generating an opinion of someone as undependable and then correcting for it.</text:span></text:p>
      <text:p text:style-name="P8"/>
      <text:p text:style-name="P8"><text:tab/><text:span text:style-name="T6">Motivation may not heavily impact a team, especially as school tries to provide external motivation in the form of graded standards. I believe this should be faster to detect and may be more easily adjustable.</text:span></text:p>
      <text:p text:style-name="P8"/>
      <text:p text:style-name="P8"><text:soft-page-break/><text:tab/><text:span text:style-name="T6">Technical troubleshooting and problem solving skills should be a strong suite of a portion of the team, without it deadlines may be pushed back or an obstacle may shipwreck a project.</text:span></text:p>
      <text:p text:style-name="P8"/>
      <text:p text:style-name="P8"><text:tab/><text:span text:style-name="T6">Punctuality can negatively affect team coordination and meetings as it limits the amount of time all team members have together to address a problem, hold a meeting, or work on a part.</text:span></text:p>
      <text:p text:style-name="P8"/>
      <text:p text:style-name="P8"><text:tab/><text:span text:style-name="T6">Communication skills are very important for this realm. We know that if the best smartphone ever was designed and not pitched correctly it would not be cleared for production. Being able to meet our project goals and then properly interface with a customer will be a new experience for most of our team, and a lot of working through it rides on effective communication.</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onymous Pro" svg:font-family="'Anonymous Pro'"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9T21:15:52.866271737</meta:creation-date>
    <dc:date>2015-08-29T22:56:09.501581899</dc:date>
    <meta:editing-duration>PT34M44S</meta:editing-duration>
    <meta:editing-cycles>5</meta:editing-cycles>
    <meta:generator>LibreOffice/5.0.1.2.0$Linux_X86_64 LibreOffice_project/00m0$Build-2</meta:generator>
    <meta:document-statistic meta:table-count="0" meta:image-count="0" meta:object-count="0" meta:page-count="3" meta:paragraph-count="29" meta:word-count="1016" meta:character-count="6188" meta:non-whitespace-character-count="5194"/>
  </office:meta>
</office:document-meta>
</file>